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9bb6a" officeooo:paragraph-rsid="0009bb6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9bb6a" officeooo:paragraph-rsid="0009bb6a"/>
    </style:style>
    <style:style style:name="P4" style:family="paragraph" style:parent-style-name="Standard">
      <style:text-properties officeooo:paragraph-rsid="000eb8f6"/>
    </style:style>
    <style:style style:name="P5" style:family="paragraph" style:parent-style-name="Standard">
      <style:text-properties officeooo:paragraph-rsid="0010412d"/>
    </style:style>
    <style:style style:name="P6" style:family="paragraph" style:parent-style-name="Standard">
      <style:text-properties officeooo:paragraph-rsid="0011062a"/>
    </style:style>
    <style:style style:name="P7" style:family="paragraph" style:parent-style-name="Standard">
      <style:text-properties officeooo:paragraph-rsid="00124187"/>
    </style:style>
    <style:style style:name="P8" style:family="paragraph" style:parent-style-name="Standard">
      <style:text-properties officeooo:paragraph-rsid="00163d1e"/>
    </style:style>
    <style:style style:name="P9" style:family="paragraph" style:parent-style-name="Standard">
      <style:text-properties officeooo:paragraph-rsid="00176af0"/>
    </style:style>
    <style:style style:name="P10" style:family="paragraph" style:parent-style-name="Standard">
      <style:text-properties officeooo:paragraph-rsid="001ff397"/>
    </style:style>
    <style:style style:name="P1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ans" fo:font-style="normal" officeooo:rsid="0009ffe8" style:font-style-asian="normal" style:font-style-complex="normal"/>
    </style:style>
    <style:style style:name="T4" style:family="text">
      <style:text-properties style:font-name="Liberation Sans" fo:font-style="normal" officeooo:rsid="000a442a" style:font-style-asian="normal" style:font-style-complex="normal"/>
    </style:style>
    <style:style style:name="T5" style:family="text">
      <style:text-properties style:font-name="Liberation Sans" fo:font-style="normal" officeooo:rsid="000b801f" style:font-style-asian="normal" style:font-style-complex="normal"/>
    </style:style>
    <style:style style:name="T6" style:family="text">
      <style:text-properties style:font-name="Liberation Sans" fo:font-style="normal" fo:font-weight="normal" officeooo:rsid="000b801f" style:font-style-asian="normal" style:font-weight-asian="normal" style:font-style-complex="normal" style:font-weight-complex="normal"/>
    </style:style>
    <style:style style:name="T7" style:family="text">
      <style:text-properties style:font-name="Liberation Sans" fo:font-style="normal" fo:font-weight="normal" officeooo:rsid="000c1aec" style:font-style-asian="normal" style:font-weight-asian="normal" style:font-style-complex="normal" style:font-weight-complex="normal"/>
    </style:style>
    <style:style style:name="T8" style:family="text">
      <style:text-properties style:font-name="Liberation Sans" fo:font-style="normal" fo:font-weight="normal" officeooo:rsid="000cfd80" style:font-style-asian="normal" style:font-weight-asian="normal" style:font-style-complex="normal" style:font-weight-complex="normal"/>
    </style:style>
    <style:style style:name="T9" style:family="text">
      <style:text-properties style:font-name="Liberation Sans" fo:font-style="normal" fo:font-weight="normal" officeooo:rsid="000eb8f6" style:font-style-asian="normal" style:font-weight-asian="normal" style:font-style-complex="normal" style:font-weight-complex="normal"/>
    </style:style>
    <style:style style:name="T10" style:family="text">
      <style:text-properties style:font-name="Liberation Sans" fo:font-style="normal" fo:font-weight="normal" officeooo:rsid="000ffd16" style:font-style-asian="normal" style:font-weight-asian="normal" style:font-style-complex="normal" style:font-weight-complex="normal"/>
    </style:style>
    <style:style style:name="T11" style:family="text">
      <style:text-properties style:font-name="Liberation Sans" fo:font-style="normal" fo:font-weight="normal" officeooo:rsid="0010412d" style:font-style-asian="normal" style:font-weight-asian="normal" style:font-style-complex="normal" style:font-weight-complex="normal"/>
    </style:style>
    <style:style style:name="T12" style:family="text">
      <style:text-properties style:font-name="Liberation Sans" fo:font-style="normal" fo:font-weight="normal" officeooo:rsid="00105a79" style:font-style-asian="normal" style:font-weight-asian="normal" style:font-style-complex="normal" style:font-weight-complex="normal"/>
    </style:style>
    <style:style style:name="T13" style:family="text">
      <style:text-properties style:font-name="Liberation Sans" fo:font-style="normal" fo:font-weight="normal" officeooo:rsid="0011062a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tyle="normal" fo:font-weight="normal" officeooo:rsid="00124187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tyle="normal" fo:font-weight="normal" officeooo:rsid="0012a308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tyle="normal" fo:font-weight="normal" officeooo:rsid="00144fa5" style:font-style-asian="normal" style:font-weight-asian="normal" style:font-style-complex="normal" style:font-weight-complex="normal"/>
    </style:style>
    <style:style style:name="T17" style:family="text">
      <style:text-properties style:font-name="Liberation Sans" fo:font-style="normal" fo:font-weight="normal" officeooo:rsid="00163d1e" style:font-style-asian="normal" style:font-weight-asian="normal" style:font-style-complex="normal" style:font-weight-complex="normal"/>
    </style:style>
    <style:style style:name="T18" style:family="text">
      <style:text-properties style:font-name="Liberation Sans" fo:font-style="normal" fo:font-weight="normal" officeooo:rsid="00176af0" style:font-style-asian="normal" style:font-weight-asian="normal" style:font-style-complex="normal" style:font-weight-complex="normal"/>
    </style:style>
    <style:style style:name="T19" style:family="text">
      <style:text-properties style:font-name="Liberation Sans" fo:font-style="normal" fo:font-weight="normal" officeooo:rsid="00193a41" style:font-style-asian="normal" style:font-weight-asian="normal" style:font-style-complex="normal" style:font-weight-complex="normal"/>
    </style:style>
    <style:style style:name="T20" style:family="text">
      <style:text-properties style:font-name="Liberation Sans" fo:font-style="normal" fo:font-weight="normal" officeooo:rsid="001973db" style:font-style-asian="normal" style:font-weight-asian="normal" style:font-style-complex="normal" style:font-weight-complex="normal"/>
    </style:style>
    <style:style style:name="T21" style:family="text">
      <style:text-properties style:font-name="Liberation Sans" fo:font-style="normal" fo:font-weight="normal" officeooo:rsid="001a895a" style:font-style-asian="normal" style:font-weight-asian="normal" style:font-style-complex="normal" style:font-weight-complex="normal"/>
    </style:style>
    <style:style style:name="T22" style:family="text">
      <style:text-properties style:font-name="Liberation Sans" fo:font-style="normal" fo:font-weight="normal" officeooo:rsid="001bcd3e" style:font-style-asian="normal" style:font-weight-asian="normal" style:font-style-complex="normal" style:font-weight-complex="normal"/>
    </style:style>
    <style:style style:name="T23" style:family="text">
      <style:text-properties style:font-name="Liberation Sans" fo:font-style="normal" fo:font-weight="normal" officeooo:rsid="001c928c" style:font-style-asian="normal" style:font-weight-asian="normal" style:font-style-complex="normal" style:font-weight-complex="normal"/>
    </style:style>
    <style:style style:name="T24" style:family="text">
      <style:text-properties style:font-name="Liberation Sans" fo:font-style="normal" fo:font-weight="normal" officeooo:rsid="001e8263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tyle="normal" fo:font-weight="normal" officeooo:rsid="001ff397" style:font-style-asian="normal" style:font-weight-asian="normal" style:font-style-complex="normal" style:font-weight-complex="normal"/>
    </style:style>
    <style:style style:name="T26" style:family="text">
      <style:text-properties style:font-name="Liberation Sans" fo:font-style="normal" fo:font-weight="normal" officeooo:rsid="00201c22" style:font-style-asian="normal" style:font-weight-asian="normal" style:font-style-complex="normal" style:font-weight-complex="normal"/>
    </style:style>
    <style:style style:name="T27" style:family="text">
      <style:text-properties style:font-name="Liberation Sans" fo:font-style="normal" fo:font-weight="bold" officeooo:rsid="000eb8f6" style:font-style-asian="normal" style:font-weight-asian="bold" style:font-style-complex="normal" style:font-weight-complex="bold"/>
    </style:style>
    <style:style style:name="T28" style:family="text">
      <style:text-properties style:font-name="Liberation Sans" fo:font-style="italic" officeooo:rsid="000b801f" style:font-style-asian="italic" style:font-style-complex="italic"/>
    </style:style>
    <style:style style:name="T29" style:family="text">
      <style:text-properties style:font-name="Liberation Sans" fo:font-style="italic" fo:font-weight="normal" officeooo:rsid="0011062a" style:font-style-asian="italic" style:font-weight-asian="normal" style:font-style-complex="italic" style:font-weight-complex="normal"/>
    </style:style>
    <style:style style:name="T30" style:family="text">
      <style:text-properties style:font-name="Liberation Sans" fo:font-style="italic" fo:font-weight="normal" officeooo:rsid="00176af0" style:font-style-asian="italic" style:font-weight-asian="normal" style:font-style-complex="italic" style:font-weight-complex="normal"/>
    </style:style>
    <style:style style:name="T31" style:family="text">
      <style:text-properties style:font-name="Liberation Sans" fo:font-style="italic" fo:font-weight="normal" officeooo:rsid="001973db" style:font-style-asian="italic" style:font-weight-asian="normal" style:font-style-complex="italic" style:font-weight-complex="normal"/>
    </style:style>
    <style:style style:name="T32" style:family="text">
      <style:text-properties style:font-name="Liberation Sans" fo:font-style="italic" fo:font-weight="normal" officeooo:rsid="001ff397" style:font-style-asian="italic" style:font-weight-asian="normal" style:font-style-complex="italic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RO – NAPOTKI PRI IZDELAVI SEMINARJA</text:p>
      <text:p text:style-name="P1"/>
      <text:p text:style-name="P3">Za razliko od prejšnjega seminarja, se bo tukaj uporabljal razred <text:span text:style-name="T1">cPacket</text:span><text:span text:style-name="T2"> namesto </text:span><text:span text:style-name="T1">cMessage</text:span><text:span text:style-name="T2">. Odjemalci (clients) si med seboj izmenjujejo sporočila, pri čemer imamo pošiljatelje in prejemnike, torej so praktično </text:span><text:span text:style-name="T1">StandardHost</text:span><text:span text:style-name="T2">i generatorji in prejemniki paketov.</text:span></text:p>
      <text:p text:style-name="Standard"><text:span text:style-name="T3">V omrežju moramo imeti vsaj 10 routerjev in največ 50 klientov. </text:span><text:span text:style-name="T4">Opozoril je naj ne uporabljamo switchev ker so na nižji plasti, in je namen seminarja da se modelira na IP nivoju. </text:span><text:span text:style-name="T5">Vsak router ima svojo usmerjevalno tabelo ki je naslednjega formata: v vsaki vrstici tabele imamo v prvem delu </text:span><text:span text:style-name="T28">destination address</text:span><text:span text:style-name="T6">, v drugem delu pa vrata routerja, na katerih paket izstopi. </text:span><text:span text:style-name="T7">Primer vrstice: [</text:span><text:span text:style-name="Source_20_Text"><text:span text:style-name="T7">2607:f0d0:1002:51::4, 3]. </text:span></text:span><text:span text:style-name="Source_20_Text"><text:span text:style-name="T8">Pomeni, da paket ki bo imel destination address 2607:f0d0:1002:51::4, izstopil skozi router na vratih številka 3.</text:span></text:span></text:p>
      <text:p text:style-name="Standard"><text:span text:style-name="Source_20_Text"><text:span text:style-name="T8"/></text:span></text:p>
      <text:p text:style-name="P4"><text:span text:style-name="Source_20_Text"><text:span text:style-name="T27">Simulacije</text:span></text:span></text:p>
      <text:p text:style-name="P4"><text:span text:style-name="Source_20_Text"><text:span text:style-name="T9">Narediti moramo 3 tipe simulacij:</text:span></text:span></text:p>
      <text:p text:style-name="P4"><text:span text:style-name="Source_20_Text"><text:span text:style-name="T9">1. podpovprečna obremenitev omrežja (&lt;30%),</text:span></text:span></text:p>
      <text:p text:style-name="P4"><text:span text:style-name="Source_20_Text"><text:span text:style-name="T9">2. normalna obremenitev omrežja (30% - 70%),</text:span></text:span></text:p>
      <text:p text:style-name="P4"><text:span text:style-name="Source_20_Text"><text:span text:style-name="T9">3. nadpovprečna obremenitev omrežja (70% - 100%) - </text:span></text:span><text:span text:style-name="Source_20_Text"><text:span text:style-name="T10">tukaj pride do izgube paketov</text:span></text:span></text:p>
      <text:p text:style-name="P4"><text:span text:style-name="Source_20_Text"><text:span text:style-name="T10"/></text:span></text:p>
      <text:p text:style-name="P8"><text:span text:style-name="Source_20_Text"><text:span text:style-name="T17">Obremenitve spreminjamo tako da spreminjamo frekvenco generiranja paketov.</text:span></text:span></text:p>
      <text:p text:style-name="P5"><text:span text:style-name="Source_20_Text"><text:span text:style-name="T11">Za vsakega od tipov moramo narediti 10 konfiguracij. </text:span></text:span><text:span text:style-name="Source_20_Text"><text:span text:style-name="T12">Asistent je rekel da mu pošljemo konfiguracije ko jih ustvarimo da potrdi ustreznost.</text:span></text:span></text:p>
      <text:p text:style-name="P6"><text:span text:style-name="Source_20_Text"><text:span text:style-name="T13">Spreminjamo parametre kot so </text:span></text:span><text:span text:style-name="Source_20_Text"><text:span text:style-name="T29">interArrivalTime</text:span></text:span><text:span text:style-name="Source_20_Text"><text:span text:style-name="T13">, in ostali ki smo jih uporabljali pri prvem seminarju.</text:span></text:span></text:p>
      <text:p text:style-name="P7"><text:span text:style-name="Source_20_Text"><text:span text:style-name="T14">Pri vsaki simulaciji moramo izračunati povprečne vrednosti (~x, ~delta, ~lambda) - </text:span></text:span></text:p>
      <text:p text:style-name="P7"><text:span text:style-name="Source_20_Text"><text:span text:style-name="T14">~ pomeni povprečje. </text:span></text:span><text:span text:style-name="Source_20_Text"><text:span text:style-name="T15">Ko imamo povprečja za vsako od 10 simulacij, jih na koncu narišemo na stolpčnem </text:span></text:span><text:span text:style-name="Source_20_Text"><text:span text:style-name="T16">diagramu</text:span></text:span><text:span text:style-name="Source_20_Text"><text:span text:style-name="T15"> kjer so na y osi povprečja (npr. ~x1, ~x2, … , ~x10), na x osi pa npr. Tp (mislim da je to čas potovanja paketa).</text:span></text:span></text:p>
      <text:p text:style-name="P7"><text:span text:style-name="Source_20_Text"><text:span text:style-name="T15"/></text:span></text:p>
      <text:p text:style-name="P9"><text:span text:style-name="Source_20_Text"><text:span text:style-name="T18">Pomembna stvar je da upoštevamo </text:span></text:span><text:span text:style-name="Source_20_Text"><text:span text:style-name="T30">postavitveni čas</text:span></text:span><text:span text:style-name="Source_20_Text"><text:span text:style-name="T18">. To je čas, ki je potreben da se vzpostavi enakomerno povprečno število paketov v nekem časovnem intervalu (npr. 1 sekunda, 1 minuta). </text:span></text:span><text:span text:style-name="Source_20_Text"><text:span text:style-name="T19">Torej moramo začeti z merjenjem šele ko mine ta čas. </text:span></text:span><text:span text:style-name="Source_20_Text"><text:span text:style-name="T20">V ini datoteki se lahko ta čas defin</text:span></text:span><text:span text:style-name="Source_20_Text"><text:span text:style-name="T21">ir</text:span></text:span><text:span text:style-name="Source_20_Text"><text:span text:style-name="T20">a kot </text:span></text:span><text:span text:style-name="Source_20_Text"><text:span text:style-name="T31">delaySimTime</text:span></text:span><text:span text:style-name="Source_20_Text"><text:span text:style-name="T20">. </text:span></text:span><text:span text:style-name="Source_20_Text"><text:span text:style-name="T22">Do tega časa pridemo tako da prvič začnemo meriti podatke od začetka in izrišemo graf. </text:span></text:span><text:span text:style-name="Source_20_Text"><text:span text:style-name="T23">Izgledati bi moral </text:span></text:span><text:span text:style-name="Source_20_Text"><text:span text:style-name="T24">podobno </text:span></text:span><text:span text:style-name="Source_20_Text"><text:span text:style-name="T23">kot graf logaritma, in ko se povprečno število paketov začne približno izenačevati, je to tisti postavitveni čas.</text:span></text:span></text:p>
      <text:p text:style-name="P10"><text:span text:style-name="Source_20_Text"><text:span text:style-name="T25">Glede na spodnjo sliko začnemo meriti šele pri času </text:span></text:span><text:span text:style-name="Source_20_Text"><text:span text:style-name="T32">ts</text:span></text:span><text:span text:style-name="Source_20_Text"><text:span text:style-name="T25">.</text:span></text:span></text:p>
      <text:p text:style-name="P9"><text:span text:style-name="Source_20_Text"><text:span text:style-name="T23"/></text:span></text:p>
      <text:p text:style-name="P9"><draw:path text:anchor-type="paragraph" draw:z-index="0" draw:style-name="gr1" draw:text-style-name="P11" svg:width="0.0516in" svg:height="1.4358in" svg:x="0.2591in" svg:y="0.0555in" svg:viewBox="0 0 132 3648" svg:d="m132 0c-84 228-46 459-76 700-26 214-31 425-19 642 11 205 3 418 0 625-3 213-3 427-19 642-21 275 7 554-18 831v188 20"><text:p/></draw:path><draw:path text:anchor-type="paragraph" draw:z-index="1" draw:style-name="gr1" draw:text-style-name="P11" svg:width="2.5071in" svg:height="0.087in" svg:x="0.0429in" svg:y="1.4059in" svg:viewBox="0 0 6369 222" svg:d="m0 10c222-30 439 18 661 19 272 2 538 77 814 76 294-1 585 94 887 76 268-16 545-38 813 0 224 32 441 31 661 37 205 6 417-18 623 0 221 19 422-39 644-56 310-25 619-50 926-113l189-20 151 37"><text:p/></draw:path><draw:path text:anchor-type="paragraph" draw:z-index="2" draw:style-name="gr1" draw:text-style-name="P11" svg:width="0.1417in" svg:height="0.3043in" svg:x="2.3713in" svg:y="1.5591in" svg:viewBox="0 0 361 774" svg:d="m1 0c0 194-2 390 0 586l190 169 170 19"><text:p/></draw:path><draw:polyline text:anchor-type="paragraph" draw:z-index="3" draw:style-name="gr1" draw:text-style-name="P11" svg:width="0.2224in" svg:height="0.0142in" svg:x="2.3047in" svg:y="1.7299in" svg:viewBox="0 0 566 37" draw:points="0,37 208,0 397,0 566,0"><text:p/></draw:polyline><draw:path text:anchor-type="paragraph" draw:z-index="4" draw:style-name="gr1" draw:text-style-name="P11" svg:width="0.2012in" svg:height="0.2004in" svg:x="-0.1283in" svg:y="0.1228in" svg:viewBox="0 0 512 510" svg:d="m0 510c26-124 120-739 228-170l188-190 96-150"><text:p/></draw:path><draw:path text:anchor-type="paragraph" draw:z-index="5" draw:style-name="gr1" draw:text-style-name="P11" svg:width="0.2524in" svg:height="0.0075in" svg:x="-0.1209in" svg:y="0.0476in" svg:viewBox="0 0 642 20" svg:d="m0 20c206-33 415-14 624-18h18"><text:p/></draw:path><draw:path text:anchor-type="paragraph" draw:z-index="6" draw:style-name="gr1" draw:text-style-name="P11" svg:width="2.9831in" svg:height="1.1146in" svg:x="0.2516in" svg:y="0.2803in" svg:viewBox="0 0 7578 2832" svg:d="m0 2832c85-224 259-390 358-605 104-228 356-337 529-510 213-212 390-455 605-661 163-157 378-258 568-380 183-116 390-150 586-245 192-93 409-132 622-188 209-55 401-72 606-133 185-55 391-26 585-56 208-33 415-18 625-39 199-20 402 0 605 0 201 0 402 0 605 0 194 0 393-34 585 0 191 33 376 25 566 39h133"><text:p/></draw:path><draw:path text:anchor-type="paragraph" draw:z-index="7" draw:style-name="gr1" draw:text-style-name="P11" svg:width="0.074in" svg:height="1.0933in" svg:x="1.7098in" svg:y="0.3382in" svg:viewBox="0 0 189 2778" svg:d="m189 0c-48 217-49 443-96 661-41 196-18 403-17 605 1 260 21 512 56 777 26 194 55 407-76 585l-56 150"><text:p/></draw:path><draw:path text:anchor-type="paragraph" draw:z-index="8" draw:style-name="gr1" draw:text-style-name="P11" svg:width="1.1083in" svg:height="0.9374in" svg:x="0.4598in" svg:y="0.413in" svg:viewBox="0 0 2816 2382" svg:d="m0 2382c127-192 168-418 265-625 98-210 0-617 225-661 223-44 197 415 152 624-107 505 360-45 397-151 71-203 95-673 360-549 220 104 47 466 56 700 7 193-192 619 0 586 314-55 249-557 302-850 49-275 143-552 132-833-8-213-113-640 95-622 290 24 149 509 152 774 3 243-4 492 0 737 4 245-229 753 18 737 280-17 181-529 264-793 78-246 122-505 228-738 46-102 13-728 132-151 50 243 35 490 37 737 2 231-2 464 0 699v188 96"><text:p/></draw:path><draw:path text:anchor-type="paragraph" draw:z-index="9" draw:style-name="gr1" draw:text-style-name="P11" svg:width="0.2157in" svg:height="0.2004in" svg:x="2.5055in" svg:y="1.3299in" svg:viewBox="0 0 549 510" svg:d="m0 0c208 51 441 129 549 340l-189 152-95 18"><text:p/></draw:path><draw:path text:anchor-type="paragraph" draw:z-index="10" draw:style-name="gr1" draw:text-style-name="P11" svg:width="0.2224in" svg:height="0.1717in" svg:x="0.1693in" svg:y="0.0264in" svg:viewBox="0 0 566 437" svg:d="m0 437c101-178 208-472 473-434l93 170"><text:p/></draw:path><draw:path text:anchor-type="paragraph" draw:z-index="11" draw:style-name="gr1" draw:text-style-name="P11" svg:width="0.1063in" svg:height="0.2303in" svg:x="1.663in" svg:y="1.5756in" svg:viewBox="0 0 271 586" svg:d="m119 0c-100 162-240 494 76 566l76 20"><text:p/></draw:path><draw:polyline text:anchor-type="paragraph" draw:z-index="12" draw:style-name="gr1" draw:text-style-name="P11" svg:width="0.1488in" svg:height="0in" svg:x="1.5902in" svg:y="1.6425in" svg:viewBox="0 0 379 0" draw:points="0,0 191,0 379,0 379,0"><text:p/></draw:polyline><draw:path text:anchor-type="paragraph" draw:z-index="13" draw:style-name="gr1" draw:text-style-name="P11" svg:width="0.1039in" svg:height="0.1642in" svg:x="1.7543in" svg:y="1.7689in" svg:viewBox="0 0 265 418" svg:d="m265 0c-413 79 238 517-246 397l-19-37"><text:p/></draw:path><text:span text:style-name="Source_20_Tex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3:55:52.710546930</meta:creation-date>
    <dc:date>2013-12-18T14:29:27.436722709</dc:date>
    <meta:editing-duration>PT22M45S</meta:editing-duration>
    <meta:editing-cycles>26</meta:editing-cycles>
    <meta:generator>LibreOffice/4.1.3.2$Linux_X86_64 LibreOffice_project/410m0$Build-2</meta:generator>
    <meta:document-statistic meta:table-count="0" meta:image-count="0" meta:object-count="0" meta:page-count="1" meta:paragraph-count="15" meta:word-count="344" meta:character-count="2225" meta:non-whitespace-character-count="1894"/>
  </office:meta>
</office:document-meta>
</file>